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0213" officeooo:paragraph-rsid="000b0213"/>
    </style:style>
    <style:style style:name="P2" style:family="paragraph" style:parent-style-name="Standard">
      <style:text-properties officeooo:paragraph-rsid="000b0213"/>
    </style:style>
    <style:style style:name="T1" style:family="text">
      <style:text-properties officeooo:rsid="000b0213"/>
    </style:style>
    <style:style style:name="T2" style:family="text">
      <style:text-properties fo:font-weight="bold"/>
    </style:style>
    <style:style style:name="T3" style:family="text">
      <style:text-properties fo:font-weight="bold" officeooo:rsid="000b0213"/>
    </style:style>
  </office:automatic-styles>
  <office:body>
    <office:text>
      <office:forms form:automatic-focus="false" form:apply-design-mode="false">
        <form:form form:name="nb" form:apply-filter="true" form:control-implementation="ooo:com.sun.star.form.component.Form" office:target-frame="" xlink:href="http://change_display.php/" xlink:type="simple">
          <form:properties>
            <form:property form:property-name="PropertyChangeNotificationEnabled" office:value-type="boolean" office:boolean-value="true"/>
          </form:properties>
        </form:form>
        <form:form form:name="nb" form:apply-filter="true" form:control-implementation="ooo:com.sun.star.form.component.Form" office:target-frame="" xlink:href="http://change_display.php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xlink:href="https://www.paypal.com/101/cgi-bin/webscr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xlink:href="https://www.paypal.com/103/cgi-bin/webscr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xlink:href="https://www.paypal.com/104/cgi-bin/webscr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xlink:href="https://www.paypal.com/105/cgi-bin/webscr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xlink:href="https://www.paypal.com/106/cgi-bin/webscr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xlink:href="https://www.paypal.com/107/cgi-bin/webscr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xlink:href="https://www.paypal.com/108/cgi-bin/webscr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ex les couturières :</text:p>
      <text:p text:style-name="P1"/>
      <text:p text:style-name="P1"/>
      <text:p text:style-name="P1"/>
      <text:p text:style-name="P1"/>
      <text:p text:style-name="P1">Charte Graphique : </text:p>
      <text:p text:style-name="P1"/>
      <text:p text:style-name="P2"><text:span text:style-name="T1">Background : </text:span>#e6b3e6</text:p>
      <text:p text:style-name="P2"/>
      <text:p text:style-name="P2"><text:span text:style-name="T1">Police : </text:span><text:span text:style-name="T2">#391339 </text:span></text:p>
      <text:p text:style-name="P2"><text:span text:style-name="T2"/></text:p>
      <text:p text:style-name="P2"><text:span text:style-name="T2"/></text:p>
      <text:p text:style-name="P1"><text:span text:style-name="T2"/></text:p>
      <text:p text:style-name="P2"><text:span text:style-name="T3">Font- Family : H1, H2, H3, H4, H5, H6 → <text:s/></text:span><text:span text:style-name="T2">Shafeer</text:span></text:p>
      <text:p text:style-name="P1"><text:s text:c="24"/>p → Angelin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1:07:02.219344054</meta:creation-date>
    <dc:date>2018-12-27T11:16:08.277504970</dc:date>
    <meta:editing-duration>PT9M7S</meta:editing-duration>
    <meta:editing-cycles>1</meta:editing-cycles>
    <meta:document-statistic meta:table-count="0" meta:image-count="0" meta:object-count="0" meta:page-count="1" meta:paragraph-count="6" meta:word-count="27" meta:character-count="163" meta:non-whitespace-character-count="115"/>
    <meta:generator>LibreOffice/6.0.7.3$Linux_X86_64 LibreOffice_project/00m0$Build-3</meta:generator>
  </office:meta>
</office:document-meta>
</file>